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E0000018C82BF22EFD2A1E1CD.png" manifest:media-type="image/png"/>
  <manifest:file-entry manifest:full-path="Pictures/1000020100000296000000D586F1676930DC57D9.png" manifest:media-type="image/png"/>
  <manifest:file-entry manifest:full-path="Pictures/10000201000002960000016EF233FE1644D859DD.png" manifest:media-type="image/png"/>
  <manifest:file-entry manifest:full-path="Pictures/100002010000028E000001D89EE87B80091CA62E.png" manifest:media-type="image/png"/>
  <manifest:file-entry manifest:full-path="Pictures/100002010000029600000119A23A16BCECCC8CA0.png" manifest:media-type="image/png"/>
  <manifest:file-entry manifest:full-path="Pictures/100002010000028E000002127B7EEB23C4A8469A.png" manifest:media-type="image/png"/>
  <manifest:file-entry manifest:full-path="Pictures/1000020100000296000000D5CB94DEAE4C4ECFCB.png" manifest:media-type="image/png"/>
  <manifest:file-entry manifest:full-path="Pictures/100002010000028E0000018C05969F058A4694CF.png" manifest:media-type="image/png"/>
  <manifest:file-entry manifest:full-path="Pictures/100000000000028E0000026B20D6BBE89CFDFD78.png" manifest:media-type="image/png"/>
  <manifest:file-entry manifest:full-path="Pictures/100000000000028E000000884758D547E03340A7.png" manifest:media-type="image/png"/>
  <manifest:file-entry manifest:full-path="Pictures/100000000000028B00000246E493006EB72E561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7012e" officeooo:paragraph-rsid="0017012e"/>
    </style:style>
    <style:style style:name="P2" style:family="paragraph" style:parent-style-name="Standard">
      <style:text-properties style:font-name="Arial" style:text-underline-style="solid" style:text-underline-width="auto" style:text-underline-color="font-color" officeooo:rsid="001a58cb" officeooo:paragraph-rsid="001a58cb"/>
    </style:style>
    <style:style style:name="P3" style:family="paragraph" style:parent-style-name="Standard">
      <style:paragraph-properties fo:break-before="page"/>
      <style:text-properties style:font-name="Arial" style:text-underline-style="solid" style:text-underline-width="auto" style:text-underline-color="font-color" officeooo:rsid="001a58cb" officeooo:paragraph-rsid="001a58c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n1" text:anchor-type="char" svg:x="0.183cm" svg:y="0.004cm" svg:width="17.224cm" svg:height="15.399cm" draw:z-index="0"><draw:image xlink:href="Pictures/100000000000028B00000246E493006EB72E561D.png" xlink:type="simple" xlink:show="embed" xlink:actuate="onLoad" loext:mime-type="image/png"/></draw:frame></text:p>
      <text:p text:style-name="P2"/>
      <text:p text:style-name="P2"><draw:frame draw:style-name="fr2" draw:name="Imagen2" text:anchor-type="char" svg:x="0.275cm" svg:y="0.079cm" svg:width="17.304cm" svg:height="3.598cm" draw:z-index="1"><draw:image xlink:href="Pictures/100000000000028E000000884758D547E03340A7.png" xlink:type="simple" xlink:show="embed" xlink:actuate="onLoad" loext:mime-type="image/png"/></draw:frame></text:p>
      <text:p text:style-name="P2"/>
      <text:p text:style-name="P3"><draw:frame draw:style-name="fr2" draw:name="Imagen3" text:anchor-type="char" svg:x="0.143cm" svg:y="0.27cm" svg:width="17.304cm" svg:height="16.378cm" draw:z-index="2"><draw:image xlink:href="Pictures/100000000000028E0000026B20D6BBE89CFDFD78.png" xlink:type="simple" xlink:show="embed" xlink:actuate="onLoad" loext:mime-type="image/png"/></draw:frame></text:p>
      <text:p text:style-name="P2"/>
      <text:p text:style-name="P2"/>
      <text:p text:style-name="P2"/>
      <text:p text:style-name="P3"><draw:frame draw:style-name="fr2" draw:name="Imagen4" text:anchor-type="char" svg:x="0.143cm" svg:y="0.143cm" svg:width="17.304cm" svg:height="14.023cm" draw:z-index="3"><draw:image xlink:href="Pictures/100002010000028E000002127B7EEB23C4A8469A.png" xlink:type="simple" xlink:show="embed" xlink:actuate="onLoad" loext:mime-type="image/png"/></draw:frame></text:p>
      <text:p text:style-name="P2"><draw:frame draw:style-name="fr2" draw:name="Imagen5" text:anchor-type="char" svg:x="0.116cm" svg:y="2.191cm" svg:width="17.515cm" svg:height="7.435cm" draw:z-index="4"><draw:image xlink:href="Pictures/100002010000029600000119A23A16BCECCC8CA0.png" xlink:type="simple" xlink:show="embed" xlink:actuate="onLoad" loext:mime-type="image/png"/></draw:frame></text:p>
      <text:p text:style-name="P3"><draw:frame draw:style-name="fr2" draw:name="Imagen6" text:anchor-type="char" svg:x="0.143cm" svg:y="0.011cm" svg:width="17.304cm" svg:height="12.488cm" draw:z-index="5"><draw:image xlink:href="Pictures/100002010000028E000001D89EE87B80091CA62E.png" xlink:type="simple" xlink:show="embed" xlink:actuate="onLoad" loext:mime-type="image/png"/></draw:frame><draw:frame draw:style-name="fr2" draw:name="Imagen7" text:anchor-type="char" svg:x="0.064cm" svg:y="12.936cm" svg:width="17.515cm" svg:height="9.684cm" draw:z-index="6"><draw:image xlink:href="Pictures/10000201000002960000016EF233FE1644D859DD.png" xlink:type="simple" xlink:show="embed" xlink:actuate="onLoad" loext:mime-type="image/png"/></draw:frame></text:p>
      <text:p text:style-name="P2"/>
      <text:p text:style-name="P3"><draw:frame draw:style-name="fr2" draw:name="Imagen8" text:anchor-type="char" svg:x="0.143cm" svg:y="0.288cm" svg:width="17.304cm" svg:height="10.478cm" draw:z-index="7"><draw:image xlink:href="Pictures/100002010000028E0000018C05969F058A4694CF.png" xlink:type="simple" xlink:show="embed" xlink:actuate="onLoad" loext:mime-type="image/png"/></draw:frame></text:p>
      <text:p text:style-name="P2"><draw:frame draw:style-name="fr1" draw:name="Imagen9" text:anchor-type="char" svg:width="17.515cm" svg:height="5.636cm" draw:z-index="8"><draw:image xlink:href="Pictures/1000020100000296000000D586F1676930DC57D9.png" xlink:type="simple" xlink:show="embed" xlink:actuate="onLoad" loext:mime-type="image/png"/></draw:frame></text:p>
      <text:p text:style-name="P3"><draw:frame draw:style-name="fr1" draw:name="Imagen10" text:anchor-type="char" svg:width="17.304cm" svg:height="10.478cm" draw:z-index="9"><draw:image xlink:href="Pictures/100002010000028E0000018C82BF22EFD2A1E1CD.png" xlink:type="simple" xlink:show="embed" xlink:actuate="onLoad" loext:mime-type="image/png"/></draw:frame></text:p>
      <text:p text:style-name="P2"><draw:frame draw:style-name="fr1" draw:name="Imagen11" text:anchor-type="char" svg:width="17.515cm" svg:height="5.636cm" draw:z-index="10"><draw:image xlink:href="Pictures/1000020100000296000000D5CB94DEAE4C4ECF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7012e" officeooo:paragraph-rsid="0017012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ristian Eduardo González Primero<text:tab/><text:tab/>65RR0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8:12:02.115421755</meta:creation-date>
    <dc:date>2022-10-03T19:25:12.003435804</dc:date>
    <meta:editing-duration>PT12M7S</meta:editing-duration>
    <meta:editing-cycles>2</meta:editing-cycles>
    <meta:generator>LibreOffice/6.4.7.2$Linux_X86_64 LibreOffice_project/40$Build-2</meta:generator>
    <meta:document-statistic meta:table-count="0" meta:image-count="11" meta:object-count="0" meta:page-count="6" meta:paragraph-count="1" meta:word-count="5" meta:character-count="42" meta:non-whitespace-character-count="37"/>
  </office:meta>
</office:document-meta>
</file>